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1" style:family="paragraph" style:parent-style-name="Footer">
      <style:paragraph-properties>
        <style:tab-stops>
          <style:tab-stop style:position="2.8437in"/>
        </style:tab-stops>
      </style:paragraph-properties>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2">
      <style:paragraph-properties>
        <style:tab-stops>
          <style:tab-stop style:position="6.5in" style:type="right" style:leader-style="dotted" style:leader-text="."/>
        </style:tab-stops>
      </style:paragraph-properties>
    </style:style>
    <style:style style:name="P14" style:family="paragraph" style:parent-style-name="Contents_20_3">
      <style:paragraph-properties>
        <style:tab-stops>
          <style:tab-stop style:position="6.5in" style:type="right" style:leader-style="dotted" style:leader-text="."/>
        </style:tab-stops>
      </style:paragraph-propertie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Heading_20_1" style:master-page-name="First_20_Page">
      <style:paragraph-properties style:page-number="auto"/>
    </style:style>
    <style:style style:name="P20" style:family="paragraph">
      <style:paragraph-properties style:writing-mode="lr-tb"/>
      <style:text-properties style:font-name="Times New Roman1" fo:font-size="1pt" style:font-name-asian="Times New Roman1" style:font-name-complex="Times New Roman1"/>
    </style:style>
    <style:style style:name="P21"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492440496" text:id="ct492440496">
          <text:insertion>
            <office:change-info>
              <dc:creator>Bob Jacobsen</dc:creator>
              <dc:date>2010-10-08T18:16:00</dc:date>
            </office:change-info>
          </text:insertion>
        </text:changed-region>
        <text:changed-region xml:id="ct303965264" text:id="ct303965264">
          <text:insertion>
            <office:change-info>
              <dc:creator>Bob Jacobsen</dc:creator>
              <dc:date>2010-10-08T18:16:00</dc:date>
            </office:change-info>
          </text:insertion>
        </text:changed-region>
        <text:changed-region xml:id="ct498524976" text:id="ct498524976">
          <text:insertion>
            <office:change-info>
              <dc:creator>Bob Jacobsen</dc:creator>
              <dc:date>2010-10-08T18:16:00</dc:date>
            </office:change-info>
          </text:insertion>
        </text:changed-region>
        <text:changed-region xml:id="ct306265584" text:id="ct306265584">
          <text:insertion>
            <office:change-info>
              <dc:creator>Bob Jacobsen</dc:creator>
              <dc:date>2010-10-08T18:16:00</dc:date>
            </office:change-info>
          </text:insertion>
        </text:changed-region>
        <text:changed-region xml:id="ct810752528" text:id="ct810752528">
          <text:insertion>
            <office:change-info>
              <dc:creator>Bob Jacobsen</dc:creator>
              <dc:date>2010-10-08T18:16:00</dc:date>
            </office:change-info>
          </text:insertion>
        </text:changed-region>
        <text:changed-region xml:id="ct482254096" text:id="ct482254096">
          <text:insertion>
            <office:change-info>
              <dc:creator>Bob Jacobsen</dc:creator>
              <dc:date>2010-10-08T18:16:00</dc:date>
            </office:change-info>
          </text:insertion>
        </text:changed-region>
        <text:changed-region xml:id="ct306512336" text:id="ct306512336">
          <text:insertion>
            <office:change-info>
              <dc:creator>Bob Jacobsen</dc:creator>
              <dc:date>2010-10-08T18:16:00</dc:date>
            </office:change-info>
          </text:insertion>
        </text:changed-region>
        <text:changed-region xml:id="ct474301264" text:id="ct474301264">
          <text:insertion>
            <office:change-info>
              <dc:creator>Bob Jacobsen</dc:creator>
              <dc:date>2010-10-08T18:16:00</dc:date>
            </office:change-info>
          </text:insertion>
        </text:changed-region>
        <text:changed-region xml:id="ct498499216" text:id="ct498499216">
          <text:insertion>
            <office:change-info>
              <dc:creator>Bob Jacobsen</dc:creator>
              <dc:date>2010-10-08T18:16:00</dc:date>
            </office:change-info>
          </text:insertion>
        </text:changed-region>
        <text:changed-region xml:id="ct306498256" text:id="ct306498256">
          <text:insertion>
            <office:change-info>
              <dc:creator>Bob Jacobsen</dc:creator>
              <dc:date>2010-10-08T18:16:00</dc:date>
            </office:change-info>
          </text:insertion>
        </text:changed-region>
        <text:changed-region xml:id="ct506662688" text:id="ct506662688">
          <text:insertion>
            <office:change-info>
              <dc:creator>Bob Jacobsen</dc:creator>
              <dc:date>2010-10-08T18:16:00</dc:date>
            </office:change-info>
          </text:insertion>
        </text:changed-region>
        <text:changed-region xml:id="ct307075408" text:id="ct307075408">
          <text:insertion>
            <office:change-info>
              <dc:creator>Bob Jacobsen</dc:creator>
              <dc:date>2010-10-08T18:16:00</dc:date>
            </office:change-info>
          </text:insertion>
        </text:changed-region>
        <text:changed-region xml:id="ct303388848" text:id="ct303388848">
          <text:insertion>
            <office:change-info>
              <dc:creator>Bob Jacobsen</dc:creator>
              <dc:date>2010-10-08T18:16:00</dc:date>
            </office:change-info>
          </text:insertion>
        </text:changed-region>
        <text:changed-region xml:id="ct306568288" text:id="ct306568288">
          <text:insertion>
            <office:change-info>
              <dc:creator>Bob Jacobsen</dc:creator>
              <dc:date>2010-10-08T18:16:00</dc:date>
            </office:change-info>
          </text:insertion>
        </text:changed-region>
        <text:changed-region xml:id="ct499093040" text:id="ct499093040">
          <text:insertion>
            <office:change-info>
              <dc:creator>Bob Jacobsen</dc:creator>
              <dc:date>2010-10-08T18:16:00</dc:date>
            </office:change-info>
          </text:insertion>
        </text:changed-region>
        <text:changed-region xml:id="ct492137568" text:id="ct492137568">
          <text:insertion>
            <office:change-info>
              <dc:creator>Bob Jacobsen</dc:creator>
              <dc:date>2010-10-08T18:16:00</dc:date>
            </office:change-info>
          </text:insertion>
        </text:changed-region>
        <text:changed-region xml:id="ct498664064" text:id="ct498664064">
          <text:insertion>
            <office:change-info>
              <dc:creator>Bob Jacobsen</dc:creator>
              <dc:date>2010-10-08T18:16:00</dc:date>
            </office:change-info>
          </text:insertion>
        </text:changed-region>
        <text:changed-region xml:id="ct303348000" text:id="ct303348000">
          <text:insertion>
            <office:change-info>
              <dc:creator>Bob Jacobsen</dc:creator>
              <dc:date>2010-10-08T18:16:00</dc:date>
            </office:change-info>
          </text:insertion>
        </text:changed-region>
        <text:changed-region xml:id="ct306432048" text:id="ct306432048">
          <text:insertion>
            <office:change-info>
              <dc:creator>Bob Jacobsen</dc:creator>
              <dc:date>2010-10-08T18:16:00</dc:date>
            </office:change-info>
          </text:insertion>
        </text:changed-region>
        <text:changed-region xml:id="ct306262544" text:id="ct306262544">
          <text:insertion>
            <office:change-info>
              <dc:creator>Bob Jacobsen</dc:creator>
              <dc:date>2010-10-08T18:16:00</dc:date>
            </office:change-info>
          </text:insertion>
        </text:changed-region>
        <text:changed-region xml:id="ct498752528" text:id="ct498752528">
          <text:insertion>
            <office:change-info>
              <dc:creator>Bob Jacobsen</dc:creator>
              <dc:date>2010-10-08T18:16:00</dc:date>
            </office:change-info>
          </text:insertion>
        </text:changed-region>
        <text:changed-region xml:id="ct498674160" text:id="ct498674160">
          <text:insertion>
            <office:change-info>
              <dc:creator>Bob Jacobsen</dc:creator>
              <dc:date>2010-10-08T18:16:00</dc:date>
            </office:change-info>
          </text:insertion>
        </text:changed-region>
        <text:changed-region xml:id="ct54418640" text:id="ct54418640">
          <text:insertion>
            <office:change-info>
              <dc:creator>Bob Jacobsen</dc:creator>
              <dc:date>2010-10-08T18:16:00</dc:date>
            </office:change-info>
          </text:insertion>
        </text:changed-region>
        <text:changed-region xml:id="ct498201856" text:id="ct498201856">
          <text:insertion>
            <office:change-info>
              <dc:creator>Bob Jacobsen</dc:creator>
              <dc:date>2010-10-08T18:16:00</dc:date>
            </office:change-info>
          </text:insertion>
        </text:changed-region>
        <text:changed-region xml:id="ct498469280" text:id="ct498469280">
          <text:insertion>
            <office:change-info>
              <dc:creator>Bob Jacobsen</dc:creator>
              <dc:date>2010-10-08T18:16:00</dc:date>
            </office:change-info>
          </text:insertion>
        </text:changed-region>
        <text:changed-region xml:id="ct498151632" text:id="ct498151632">
          <text:insertion>
            <office:change-info>
              <dc:creator>Bob Jacobsen</dc:creator>
              <dc:date>2010-10-08T18:16:00</dc:date>
            </office:change-info>
          </text:insertion>
        </text:changed-region>
        <text:changed-region xml:id="ct54111312" text:id="ct54111312">
          <text:insertion>
            <office:change-info>
              <dc:creator>Bob Jacobsen</dc:creator>
              <dc:date>2010-10-08T18:16:00</dc:date>
            </office:change-info>
          </text:insertion>
        </text:changed-region>
        <text:changed-region xml:id="ct474627184" text:id="ct474627184">
          <text:insertion>
            <office:change-info>
              <dc:creator>Bob Jacobsen</dc:creator>
              <dc:date>2010-10-08T18:16:00</dc:date>
            </office:change-info>
          </text:insertion>
        </text:changed-region>
        <text:changed-region xml:id="ct811038800" text:id="ct811038800">
          <text:insertion>
            <office:change-info>
              <dc:creator>Bob Jacobsen</dc:creator>
              <dc:date>2010-10-08T18:16:00</dc:date>
            </office:change-info>
          </text:insertion>
        </text:changed-region>
        <text:changed-region xml:id="ct498152576" text:id="ct498152576">
          <text:insertion>
            <office:change-info>
              <dc:creator>Bob Jacobsen</dc:creator>
              <dc:date>2010-10-08T18:16:00</dc:date>
            </office:change-info>
          </text:insertion>
        </text:changed-region>
        <text:changed-region xml:id="ct811035808" text:id="ct811035808">
          <text:insertion>
            <office:change-info>
              <dc:creator>Bob Jacobsen</dc:creator>
              <dc:date>2010-10-08T18:16:00</dc:date>
            </office:change-info>
          </text:insertion>
        </text:changed-region>
        <text:changed-region xml:id="ct498627424" text:id="ct498627424">
          <text:insertion>
            <office:change-info>
              <dc:creator>Bob Jacobsen</dc:creator>
              <dc:date>2010-10-08T18:16:00</dc:date>
            </office:change-info>
          </text:insertion>
        </text:changed-region>
        <text:changed-region xml:id="ct810756768" text:id="ct810756768">
          <text:insertion>
            <office:change-info>
              <dc:creator>Bob Jacobsen</dc:creator>
              <dc:date>2010-10-08T18:16:00</dc:date>
            </office:change-info>
          </text:insertion>
        </text:changed-region>
        <text:changed-region xml:id="ct510381216" text:id="ct510381216">
          <text:insertion>
            <office:change-info>
              <dc:creator>Bob Jacobsen</dc:creator>
              <dc:date>2010-10-08T18:16:00</dc:date>
            </office:change-info>
          </text:insertion>
        </text:changed-region>
        <text:changed-region xml:id="ct492443152" text:id="ct492443152">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539560255044790072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change-start text:change-id="ct492440496"/>Introduction</text:h>
      <text:p text:style-name="Standard">This explanatory note contains informative discussion and background for the corresponding “OpenLCB Datagram Transport Specification”. This explanation is not normative in any way.<text:change-end text:change-id="ct492440496"/></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change-start text:change-id="ct303965264"/></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change-end text:change-id="ct303965264"/></text:h>
      <text:p text:style-name="Standard">For more information on format and presentation, see: </text:p>
      <text:list xml:id="list4819355059397134943" text:style-name="L2">
        <text:list-item>
          <text:p text:style-name="P18">OpenLCB Common Information Technical Note<text:change-start text:change-id="ct498524976"/></text:p>
        </text:list-item>
      </text:list>
      <text:h text:style-name="Heading_20_2" text:outline-level="2"> <text:change-end text:change-id="ct498524976"/>Message Formats</text:h>
      <text:h text:style-name="Heading_20_3" text:outline-level="3">Datagram Content</text:h>
      <text:p text:style-name="Standard">The datagram length is coded by the transport medium: <text:s/>There is no separate length field in the datagram content itself.</text:p>
      <text:p text:style-name="Standard">The CAN header values are chosen to prevent CAN priority from reordering frames in a way that would damage the transmission. </text:p>
      <text:h text:style-name="Heading_20_4" text:outline-level="4"><text:soft-page-break/>CAN-Datagram Content Single Frame</text:h>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hese aren't the same as the Standard)</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 see below.</text:p>
      <text:p text:style-name="Standard"><text:soft-page-break/>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bin the CAN head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now when e.g. the lower levels reset, so that it knows to abandon a partially received datagram. <text:s/>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3" text:outline-level="3">Rejected Transmission</text:h>
      <text:p text:style-name="Standard">Instead of “Datagram Received OK”, the receiving node may return a “Datagram Rejected” message with an error code that represents the reason(s) and possible reaction(s).</text:p>
      <text:h text:style-name="Heading_20_4" text:outline-level="4">CAN Protocol<text:change-start text:change-id="ct306265584"/></text:h>
      <text:p text:style-name="Standard"><text:change-end text:change-id="ct306265584"/>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text:soft-page-break/>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
      <text:p text:style-name="Standard"><text:change-start text:change-id="ct810752528"/></text:p>
      <text:h text:style-name="Heading_20_1" text:outline-level="1"><text:change-end text:change-id="ct810752528"/>Background Information<text:change-start text:change-id="ct482254096"/></text:h>
      <text:h text:style-name="Heading_20_2" text:outline-level="2">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text:soft-page-break/>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change-end text:change-id="ct482254096"/><text:change-start text:change-id="ct306512336"/></text:p>
      <text:h text:style-name="Heading_20_2" text:outline-level="2"><text:change-end text:change-id="ct306512336"/><text:change-start text:change-id="ct474301264"/>Examples</text:h>
      <text:h text:style-name="Heading_20_3" text:outline-level="3">Normal CAN case</text:h>
      <text:p text:style-name="Standard">Datagram <text:change-end text:change-id="ct474301264"/>First Frame<text:change-start text:change-id="ct498499216"/> →</text:p>
      <text:p text:style-name="Standard">Datagram <text:change-end text:change-id="ct498499216"/>Middle Frame<text:change-start text:change-id="ct306498256"/> →</text:p>
      <text:p text:style-name="Standard">Datagram <text:change-end text:change-id="ct306498256"/>Middle Frame<text:change-start text:change-id="ct506662688"/> →</text:p>
      <text:p text:style-name="Standard">Datagram <text:change-end text:change-id="ct506662688"/>Last Frame<text:change-start text:change-id="ct307075408"/> →<text:change-end text:change-id="ct307075408"/><text:change-start text:change-id="ct303388848"/></text:p>
      <text:p text:style-name="Standard">← Datagram <text:change-end text:change-id="ct303388848"/>Received OK<text:change-start text:change-id="ct306568288"/></text:p>
      <text:h text:style-name="Heading_20_3" text:outline-level="3">Short CAN datagram case</text:h>
      <text:p text:style-name="Standard">Datagram <text:change-end text:change-id="ct306568288"/>Only Frame<text:change-start text:change-id="ct499093040"/> →</text:p>
      <text:p text:style-name="Standard">← Datagram <text:change-end text:change-id="ct499093040"/>Received OK<text:change-start text:change-id="ct492137568"/></text:p>
      <text:p text:style-name="Standard"/>
      <text:h text:style-name="Heading_20_3" text:outline-level="3">Rejected short CAN datagram case</text:h>
      <text:p text:style-name="Standard">Even a short datagram can be rejected with a “Temporarily unable to receive” if there's e.g. a shortage of buffers:<text:change-end text:change-id="ct492137568"/><text:change-start text:change-id="ct498664064"/></text:p>
      <text:p text:style-name="Standard">Datagram <text:change-end text:change-id="ct498664064"/>Only Frame <text:change-start text:change-id="ct303348000"/>→</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change-end text:change-id="ct303348000"/></text:p>
      <text:p text:style-name="Standard"><text:change-start text:change-id="ct306432048"/></text:p>
      <text:p text:style-name="Standard">Datagram <text:change-end text:change-id="ct306432048"/>First Frame<text:change-start text:change-id="ct306262544"/> from A →</text:p>
      <text:p text:style-name="Standard">Datagram <text:change-end text:change-id="ct306262544"/>First Frame<text:change-start text:change-id="ct498752528"/> from B →</text:p>
      <text:p text:style-name="Standard">← Datagram Rejected, Buffer shortage, Resend to B</text:p>
      <text:p text:style-name="Standard"><text:soft-page-break/>Datagram <text:change-end text:change-id="ct498752528"/>Middle Frame<text:change-start text:change-id="ct498674160"/> from A →</text:p>
      <text:p text:style-name="Standard">Datagram <text:change-end text:change-id="ct498674160"/>Last Frame<text:change-start text:change-id="ct54418640"/> from A-&gt;</text:p>
      <text:p text:style-name="Standard">← <text:change-end text:change-id="ct54418640"/>Datagram Received OK <text:change-start text:change-id="ct498201856"/>to A</text:p>
      <text:p text:style-name="Standard">Datagram <text:change-end text:change-id="ct498201856"/>First Frame<text:change-start text:change-id="ct498469280"/> from B →</text:p>
      <text:p text:style-name="Standard">Datagram <text:change-end text:change-id="ct498469280"/>Final Frame<text:change-start text:change-id="ct498151632"/> from B-&gt;</text:p>
      <text:p text:style-name="Standard">← <text:change-end text:change-id="ct498151632"/>Datagram Received OK <text:change-start text:change-id="ct54111312"/>to B<text:change-end text:change-id="ct54111312"/></text:p>
      <text:h text:style-name="Heading_20_3" text:outline-level="3">Command/Reply Example</text:h>
      <text:p text:style-name="Standard">Command Datagram →</text:p>
      <text:p text:style-name="Standard">← Datagram Received OK</text:p>
      <text:p text:style-name="Standard">← Reply Datagram</text:p>
      <text:p text:style-name="Standard">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Standard">Command Datagram →</text:p>
      <text:p text:style-name="Standard">← Datagram Received OK</text:p>
      <text:p text:style-name="Standard">← Reply Datagram</text:p>
      <text:p text:style-name="Standard">Command Datagram →</text:p>
      <text:p text:style-name="Standard">Datagram Received OK →</text:p>
      <text:p text:style-name="Standard">← Datagram Received OK</text:p>
      <text:p text:style-name="Standard">← Reply Datagram</text:p>
      <text:p text:style-name="Standard">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Standard">Command Datagram →</text:p>
      <text:p text:style-name="Standard">← Datagram Received OK</text:p>
      <text:p text:style-name="Standard">← Reply Datagram</text:p>
      <text:p text:style-name="Standard">Command Datagram →</text:p>
      <text:p text:style-name="Standard">← Datagram Rejected (reject, no buffer, please resend)</text:p>
      <text:p text:style-name="Standard">Datagram Received OK →</text:p>
      <text:p text:style-name="Standard"><text:soft-page-break/>Command Datagram (retransmit) →</text:p>
      <text:p text:style-name="Standard">← Datagram Received OK</text:p>
      <text:p text:style-name="Standard">← Reply Datagram</text:p>
      <text:p text:style-name="Standard">Datagram Received OK →</text:p>
      <text:p text:style-name="Standard"/>
      <text:p text:style-name="Standard">which is significantly less efficient. Better to send the positive acknowledgement to the read reply datagram before sending the next read command.<text:change-start text:change-id="ct474627184"/></text:p>
      <text:h text:style-name="Heading_20_2" text:outline-level="2">Datagram Content<text:change-end text:change-id="ct474627184"/></text:h>
      <text:p text:style-name="Standard"><text:change-start text:change-id="ct811038800"/>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ith certain values to escape to a two-byte field (reserved for future use), and to a six-byte fully-unique field. A separate spreadsheet is accumulating values. <text:change-end text:change-id="ct811038800"/><text:change-start text:change-id="ct498152576"/></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text:soft-page-break/>(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2" text:outline-level="2"><text:change-end text:change-id="ct498152576"/>Future <text:change-start text:change-id="ct811035808"/>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change-end text:change-id="ct811035808"/></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change-start text:change-id="ct498627424"/></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text:change-end text:change-id="ct498627424"/><text:change-start text:change-id="ct810756768"/></text:p>
      <text:p text:style-name="Standard"><text:change-end text:change-id="ct810756768"/><text:change-start text:change-id="ct510381216"/></text:p>
      <text:p text:style-name="P1"><text:change-end text:change-id="ct510381216"/><text:change text:change-id="ct4924431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3"><text:s/>2.1 Introduction<text:tab/>1</text:p>
          <text:p text:style-name="P13"><text:s/>2.2 References and Context<text:tab/>1</text:p>
          <text:p text:style-name="P15"><text:s/>3 Use Cases<text:tab/>1</text:p>
          <text:p text:style-name="P15"><text:s/>4 Discussion<text:tab/>2</text:p>
          <text:p text:style-name="P15"><text:s/>5 Base Protocol Proposal<text:tab/>2</text:p>
          <text:p text:style-name="P15"><text:s/>6 CAN protocol proposal<text:tab/>3</text:p>
          <text:p text:style-name="P13"><text:s/>6.1 CAN Examples<text:tab/>4</text:p>
          <text:p text:style-name="P14"><text:s/>6.1.1 Normal CAN case<text:tab/>4</text:p>
          <text:p text:style-name="P14"><text:s/>6.1.2 Short CAN datagram case<text:tab/>4</text:p>
          <text:p text:style-name="P14"><text:s/>6.1.3 Rejected short CAN datagram case<text:tab/>4</text:p>
          <text:p text:style-name="P14"><text:s/>6.1.4 Rejected interleaved CAN datagram case:<text:tab/>4</text:p>
          <text:p text:style-name="P15"><text:s/>7 Datagram Content<text:tab/>5</text:p>
          <text:p text:style-name="P15"><text:s/>8 Numerology<text:tab/>5</text:p>
          <text:p text:style-name="P15"><text:s/>9 Extensions<text:tab/>6</text:p>
          <text:p text:style-name="P15"><text:s/>10 Implementation Notes<text:tab/>6</text:p>
          <text:p text:style-name="P15"><text:s/>11  (Still to be merged into above)<text:tab/>7</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text:bullet-char="•">
        <style:list-level-properties text:space-before="0.25in" text:min-label-width="0.25in"/>
      </text:list-level-style-bullet>
      <text:list-level-style-bullet text:level="2" text:style-name="RTF_5f_Num_20_3_20_2"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810745456" text:id="ct810745456">
            <text:deletion>
              <office:change-info>
                <dc:creator>Bob Jacobsen</dc:creator>
                <dc:date>2010-10-08T17:22:00</dc:date>
              </office:change-info>
              <text:p text:style-name="MP1">NMRA Technical Note (number)</text:p>
            </text:deletion>
          </text:changed-region>
          <text:changed-region xml:id="ct810745600" text:id="ct810745600">
            <text:insertion>
              <office:change-info>
                <dc:creator>Bob Jacobsen</dc:creator>
                <dc:date>2010-10-08T17:22: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810745456"/><text:change-start text:change-id="ct810745600"/>OpenLCB-CAN Datagram Transport Technical Note<text:change-end text:change-id="ct810745600"/></text:p>
      </style:header>
      <style:footer>
        <text:tracked-changes>
          <text:changed-region xml:id="ct810751152" text:id="ct810751152">
            <text:deletion>
              <office:change-info>
                <dc:creator>Bob Jacobsen</dc:creator>
                <dc:date>2010-10-08T17:23:00</dc:date>
              </office:change-info>
              <text:p text:style-name="MP4"><text:span text:style-name="MT2">Title</text:span><text:span text:style-name="MT3"><text:tab/></text:span></text:p>
            </text:deletion>
          </text:changed-region>
          <text:changed-region xml:id="ct810751408" text:id="ct810751408">
            <text:insertion>
              <office:change-info>
                <dc:creator>Bob Jacobsen</dc:creator>
                <dc:date>2011-07-23T20:12:00</dc:date>
              </office:change-info>
            </text:insertion>
          </text:changed-region>
        </text:tracked-changes>
        <text:p text:style-name="MP4"><text:change text:change-id="ct810751152"/><text:change-start text:change-id="ct8107514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810751408"/><text:span text:style-name="MT3"><text:tab/>Page </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10</text:page-count></text:span></text:span><text:span text:style-name="Page_20_Number"><text:span text:style-name="MT3"> - </text:span></text:span><text:span text:style-name="Page_20_Number"><text:span text:style-name="MT3"><text:date style:data-style-name="N116" text:date-value="2013-01-19T22:58:31.99">1/19/2013</text:date></text:span></text:span></text:p>
      </style:footer>
    </style:master-page>
    <style:master-page style:name="First_20_Page" style:display-name="First Page" style:page-layout-name="Mpm2" style:next-style-name="Standard">
      <style:header>
        <text:tracked-changes>
          <text:changed-region xml:id="ct810756080" text:id="ct810756080">
            <text:deletion>
              <office:change-info>
                <dc:creator>Bob Jacobsen</dc:creator>
                <dc:date>2010-10-07T21:46:00</dc:date>
              </office:change-info>
              <text:p text:style-name="MP8">NMRA TECHNICAL NOTES</text:p>
            </text:deletion>
          </text:changed-region>
          <text:changed-region xml:id="ct492420144" text:id="ct492420144">
            <text:insertion>
              <office:change-info>
                <dc:creator>Bob Jacobsen</dc:creator>
                <dc:date>2010-10-08T17:19:00</dc:date>
              </office:change-info>
            </text:insertion>
          </text:changed-region>
          <text:changed-region xml:id="ct810759680" text:id="ct810759680">
            <text:insertion>
              <office:change-info>
                <dc:creator>Bob Jacobsen</dc:creator>
                <dc:date>2010-10-08T18:19:00</dc:date>
              </office:change-info>
            </text:insertion>
          </text:changed-region>
          <text:changed-region xml:id="ct481735648" text:id="ct481735648">
            <text:deletion>
              <office:change-info>
                <dc:creator>Bob Jacobsen</dc:creator>
                <dc:date>2010-10-08T18:19:00</dc:date>
              </office:change-info>
              <text:p text:style-name="MP7">(title)</text:p>
            </text:deletion>
          </text:changed-region>
          <text:changed-region xml:id="ct481735744" text:id="ct481735744">
            <text:insertion>
              <office:change-info>
                <dc:creator>Bob Jacobsen</dc:creator>
                <dc:date>2010-10-08T18:19:00</dc:date>
              </office:change-info>
            </text:insertion>
          </text:changed-region>
          <text:changed-region xml:id="ct481735840" text:id="ct481735840">
            <text:deletion>
              <office:change-info>
                <dc:creator>Bob Jacobsen</dc:creator>
                <dc:date>2010-10-08T17:19:00</dc:date>
              </office:change-info>
              <text:p text:style-name="MP7">(date)</text:p>
            </text:deletion>
          </text:changed-region>
          <text:changed-region xml:id="ct810741440" text:id="ct810741440">
            <text:insertion>
              <office:change-info>
                <dc:creator>Bob Jacobsen</dc:creator>
                <dc:date>2010-10-14T08:43:00</dc:date>
              </office:change-info>
            </text:insertion>
          </text:changed-region>
          <text:changed-region xml:id="ct56948800" text:id="ct56948800">
            <text:deletion>
              <office:change-info>
                <dc:creator>Bob Jacobsen</dc:creator>
                <dc:date>2010-10-07T21:47:00</dc:date>
              </office:change-info>
              <text:p text:style-name="MP7">(number)</text:p>
            </text:deletion>
          </text:changed-region>
          <text:changed-region xml:id="ct810759776" text:id="ct810759776">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810756080"/><text:change-start text:change-id="ct492420144"/>OpenLCB <text:change-end text:change-id="ct492420144"/><text:change-start text:change-id="ct810759680"/>Technical Note<text:change-end text:change-id="ct8107596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81735648"/><text:change-start text:change-id="ct481735744"/>OpenLCB-CAN Datagram Transport<text:change-end text:change-id="ct48173574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81735840"/><text:change-start text:change-id="ct810741440"/><text:date style:data-style-name="N75" text:date-value="2013-01-19T22:58:31.99">Jan 19, 2013</text:date><text:change-end text:change-id="ct810741440"/></text:p>
            </table:table-cell>
            <table:table-cell table:style-name="Table1.C1" office:value-type="string">
              <text:p text:style-name="MP7"><text:change text:change-id="ct56948800"/><text:change-start text:change-id="ct810759776"/>Preliminary<text:change-end text:change-id="ct810759776"/></text:p>
            </table:table-cell>
          </table:table-row>
        </table:table>
        <text:p text:style-name="Header"/>
      </style:header>
      <style:footer>
        <text:tracked-changes>
          <text:changed-region xml:id="ct323379696" text:id="ct323379696">
            <text:deletion>
              <office:change-info>
                <dc:creator>Bob Jacobsen</dc:creator>
                <dc:date>2011-07-23T20:12:00</dc:date>
              </office:change-info>
              <text:p text:style-name="MP10">Copyright 20</text:p>
            </text:deletion>
          </text:changed-region>
          <text:changed-region xml:id="ct810750480" text:id="ct810750480">
            <text:deletion>
              <office:change-info>
                <dc:creator>Bob Jacobsen</dc:creator>
                <dc:date>2010-10-07T21:47:00</dc:date>
              </office:change-info>
              <text:p text:style-name="MP10">90</text:p>
            </text:deletion>
          </text:changed-region>
          <text:changed-region xml:id="ct323379600" text:id="ct323379600">
            <text:deletion>
              <office:change-info>
                <dc:creator>Bob Jacobsen</dc:creator>
                <dc:date>2011-07-23T20:12:00</dc:date>
              </office:change-info>
              <text:p text:style-name="MP10">, by J. Day, D. Harris, B. Jacobsen, </text:p>
            </text:deletion>
          </text:changed-region>
          <text:changed-region xml:id="ct810923264" text:id="ct810923264">
            <text:deletion>
              <office:change-info>
                <dc:creator>Bob Jacobsen</dc:creator>
                <dc:date>2010-10-08T17:21:00</dc:date>
              </office:change-info>
              <text:p text:style-name="MP10">A. Robinson, </text:p>
            </text:deletion>
          </text:changed-region>
          <text:changed-region xml:id="ct810745888" text:id="ct810745888">
            <text:deletion>
              <office:change-info>
                <dc:creator>Bob Jacobsen</dc:creator>
                <dc:date>2011-07-23T20:12:00</dc:date>
              </office:change-info>
              <text:p text:style-name="MP10">and A. Shepherd</text:p>
            </text:deletion>
          </text:changed-region>
          <text:changed-region xml:id="ct810760384" text:id="ct810760384">
            <text:insertion>
              <office:change-info>
                <dc:creator>Bob Jacobsen</dc:creator>
                <dc:date>2011-07-23T20:12:00</dc:date>
              </office:change-info>
            </text:insertion>
          </text:changed-region>
        </text:tracked-changes>
        <text:p text:style-name="MP9"><text:change text:change-id="ct323379696"/><text:change text:change-id="ct810750480"/><text:change text:change-id="ct323379600"/><text:change text:change-id="ct810923264"/><text:change text:change-id="ct810745888"/><text:change-start text:change-id="ct8107603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810760384"/><text:span text:style-name="MT4"><text:tab/></text:span><text:span text:style-name="MT5">Page </text:span><text:span text:style-name="Page_20_Number"><text:span text:style-name="MT5"><text:page-number text:select-page="current">10</text:page-number></text:span></text:span><text:span text:style-name="Page_20_Number"><text:span text:style-name="MT5"> of </text:span></text:span><text:span text:style-name="Page_20_Number"><text:span text:style-name="MT5"><text:page-count style:num-format="1">10</text:page-count></text:span></text:span><text:span text:style-name="Page_20_Number"><text:span text:style-name="MT5"> - </text:span></text:span><text:span text:style-name="Page_20_Number"><text:span text:style-name="MT5"><text:date style:data-style-name="N116" text:date-value="2013-01-19T22:58:31.99">1/19/2013</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Technical Note</dc:title>
    <meta:initial-creator>Alex Shepherd</meta:initial-creator>
    <meta:creation-date>2009-01-22T07:11:27</meta:creation-date>
    <meta:editing-cycles>70</meta:editing-cycles>
    <meta:editing-duration>PT13H39M33S</meta:editing-duration>
    <meta:generator>OpenOffice.org/3.4.1$Unix OpenOffice.org_project/341m1$Build-9593</meta:generator>
    <dc:date>2013-01-19T22:58:32</dc:date>
    <dc:creator>Bob Jacobsen</dc:creator>
    <meta:keyword>OpenLCB-CAN Datagram Transport</meta:keyword>
    <meta:document-statistic meta:table-count="1" meta:image-count="1" meta:object-count="0" meta:page-count="10" meta:paragraph-count="186" meta:word-count="3471" meta:character-count="20903"/>
    <meta:user-defined meta:name="Info 1"/>
    <meta:user-defined meta:name="Info 2"/>
    <meta:user-defined meta:name="Info 3"/>
    <meta:user-defined meta:name="Info 4"/>
  </office:meta>
</office:document-meta>
</file>